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10000018FAC077C38309279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1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Alizarin0-subtitle">
      <style:graphic-properties draw:fill-color="#ffffff" fo:min-height="6.75cm"/>
      <style:paragraph-properties style:writing-mode="lr-tb"/>
    </style:style>
    <style:style style:name="pr2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paragraph-properties fo:text-align="center"/>
      <style:text-properties fo:font-size="7pt" style:font-size-asian="7pt" style:font-size-complex="7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5.25cm" svg:x="1.5cm" svg:y="8.75cm" presentation:class="subtitle" presentation:placeholder="true">
          <draw:text-box/>
        </draw:frame>
        <draw:frame draw:style-name="gr1" draw:text-style-name="P2" draw:layer="layout" svg:width="5.661cm" svg:height="7.037cm" svg:x="11cm" svg:y="4.5cm">
          <draw:image xlink:href="Pictures/10000000000001410000018FAC077C38309279B8.png" xlink:type="simple" xlink:show="embed" xlink:actuate="onLoad" draw:mime-type="image/png">
            <text:p/>
          </draw:image>
        </draw:frame>
        <draw:custom-shape draw:style-name="gr2" draw:text-style-name="P3" draw:layer="layout" svg:width="1.5cm" svg:height="1cm" svg:x="11cm" svg:y="6cm">
          <text:p text:style-name="P2"><text:span text:style-name="T1">TORS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11cm" svg:y="7.75cm">
          <text:p text:style-name="P2"><text:span text:style-name="T1">FING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13cm" svg:y="9.5cm">
          <text:p text:style-name="P2"><text:span text:style-name="T1">FEE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15cm" svg:y="8.5cm">
          <text:p text:style-name="P2"><text:span text:style-name="T1">LEG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0.5cm" svg:x="15cm" svg:y="7cm">
          <text:p text:style-name="P2"><text:span text:style-name="T1">WEAP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11cm" svg:y="7cm">
          <text:p text:style-name="P2"><text:span text:style-name="T1">SHIEL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0.5cm" svg:x="11cm" svg:y="5.5cm">
          <text:p text:style-name="P2"><text:span text:style-name="T1">NECK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0.5cm" svg:x="11cm" svg:y="4.5cm">
          <text:p text:style-name="P2"><text:span text:style-name="T1">HE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0.5cm" svg:x="15cm" svg:y="5.5cm">
          <text:p text:style-name="P4"><text:span text:style-name="T2">BACKPAC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75cm" svg:height="11.25cm" svg:x="3cm" svg:y="2.25cm" draw:page-number="1" presentation:class="page"/>
          <draw:frame presentation:style-name="pr2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Foliennumm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Foliennumm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8T18:53:58.361000000</meta:creation-date>
    <meta:editing-duration>PT3M31S</meta:editing-duration>
    <meta:editing-cycles>2</meta:editing-cycles>
    <meta:generator>LibreOffice/7.1.4.2$Windows_X86_64 LibreOffice_project/a529a4fab45b75fefc5b6226684193eb000654f6</meta:generator>
    <dc:title>Alizarin</dc:title>
    <dc:date>2022-12-18T18:57:29.596000000</dc:date>
    <meta:document-statistic meta:object-count="51"/>
  </office:meta>
</office:document-meta>
</file>